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563cm"/>
    </style:style>
    <style:style style:name="pr5" style:family="presentation" style:parent-style-name="Default-outline1">
      <style:graphic-properties fo:min-height="11.929cm"/>
    </style:style>
    <style:style style:name="P1" style:family="paragraph">
      <loext:graphic-properties draw:fill-color="#ffffff"/>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Objetivo</text:p>
          </draw:text-box>
        </draw:frame>
        <draw:frame presentation:style-name="pr2" draw:text-style-name="P1" draw:layer="layout" svg:width="25.199cm" svg:height="12.179cm" svg:x="1.4cm" svg:y="4.914cm" presentation:class="subtitle" presentation:user-transformed="true">
          <draw:text-box>
            <text:p><text:span text:style-name="T1">This course is designed to introduce you to Big Data and Big Data terminology.</text:span></text:p>
            <text:p><text:span text:style-name="T1"/></text:p>
            <text:p><text:span text:style-name="T1">Beyond the hype of the term 'Big Data', this course shows how Big Data is being adopted in different industries. When you complete this course and earn a badge, you will have a greater understanding of what Big Data is, how it can impact different businesses and, some of the technology used to manage Big Data.</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O que é Big Data (google trends)</text:span></text:p>
              </text:list-item>
              <text:list-item>
                <text:p><text:span text:style-name="T1">“</text:span><text:span text:style-name="T1">Na minha empresa nós utilizamos muito Big Data. Como vocês utilizam ai?” <text:s/></text:span></text:p>
              </text:list-item>
              <text:list-item>
                <text:p><text:span text:style-name="T3">Big data is a lot of data. Big data is an amount of data that you cannot deal with using traditional methods and it's very relative because big data five years ago is not big data today so it's constantly evolving.</text:span></text:p>
              </text:list-item>
              <text:list-item>
                <text:p><text:span text:style-name="T3">Where is Big Data coming from?</text:span></text:p>
              </text:list-item>
              <text:list-item>
                <text:p><text:span text:style-name="T3">And, how can businesses derive value from it?</text:span></text:p>
              </text:list-item>
              <text:list-item>
                <text:p><text:span text:style-name="T3">We will cover the Vs that have come to define Big Data</text:span></text:p>
              </text:list-item>
              <text:list-item>
                <text:p><text:span text:style-name="T3">or some use cases for Big Data</text:span></text:p>
              </text:list-item>
              <text:list-item>
                <text:p><text:span text:style-name="T2">Hadoop</text:span></text:p>
              </text:list-item>
              <text:list-item>
                <text:p><text:span text:style-name="T3">O que é? Seu ecossistema...arquitetura...cluster Hadoop…</text:span></text:p>
              </text:list-item>
              <text:list-item>
                <text:p><text:span text:style-name="T3">HDFS, MapReduce, YARN e Hive</text:span></text:p>
              </text:list-item>
              <text:list-item>
                <text:p><text:span text:style-name="T3">Exemplos</text:span></text:p>
              </text:list-item>
              <text:list-item>
                <text:p><text:span text:style-name="T4">Apache </text:span><text:span text:style-name="T2">Spar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Big Data e Cloud Computing</text:span></text:p>
              </text:list-item>
              <text:list-item>
                <text:p><text:span text:style-name="T2">Big Geospatial Data</text:span></text:p>
              </text:list-item>
              <text:list-item>
                <text:p>Exemplo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norme e crescente <text:line-break/>avalanche de Dados</text:p>
          </draw:text-box>
        </draw:frame>
        <draw:frame presentation:style-name="pr5" draw:layer="layout" svg:width="25.199cm" svg:height="12.179cm" svg:x="1.4cm" svg:y="4.914cm" presentation:class="outline">
          <draw:text-box>
            <text:list text:style-name="L2">
              <text:list-item>
                <text:p>Cenário 1</text:p>
              </text:list-item>
              <text:list-item>
                <text:p>Cenário 2</text:p>
                <text:p/>
                <text:p>Imagine esse cenário: você tem 1GB de dados que você precisa processar.</text:p>
              </text:list-item>
              <text:list-item>
                <text:p>Os dados são armazenados em um banco de dados relacional em seu computador e</text:p>
              </text:list-item>
              <text:list-item>
                <text:p>o mesmo não tem problema em lidar com esse carregamento.</text:p>
              </text:list-item>
              <text:list-item>
                <text:p>Então sua empresa começa a crescer muito rapidamente, e aqueles dados aumentam para</text:p>
              </text:list-item>
              <text:list-item>
                <text:p>10GB. E então 100GB.</text:p>
              </text:list-item>
              <text:list-item>
                <text:p>E você começa a alcançar os limites do seu atual computador.</text:p>
              </text:list-item>
              <text:list-item>
                <text:p>Então você amplia o sistema investindo em um computador maior, e você então está tranquilo</text:p>
              </text:list-item>
              <text:list-item>
                <text:p>por alguns meses. Quando seus dados aumentam para 10TB, e então 100TB,</text:p>
              </text:list-item>
              <text:list-item>
                <text:p>você está rapidamente chegando aos limites daquele computador.</text:p>
              </text:list-item>
              <text:list-item>
                <text:p>Além disso, te solicitam para alimentar seu aplicativo com dados</text:p>
              </text:list-item>
              <text:list-item>
                <text:p>não-estruturados vindo de fontes como Facebook, Twitter, leitores RFID,</text:p>
              </text:list-item>
              <text:list-item>
                <text:p>sensores, e assim por diante. Sua gestão precisa obter informações de</text:p>
              </text:list-item>
              <text:list-item>
                <text:p>dados relacionais e de dados não-estruturados e quer</text:p>
              </text:list-item>
              <text:list-item>
                <text:p>as mesmas o mais rápido possível.</text:p>
              </text:list-item>
              <text:list-item>
                <text:p>O que você deve fazer? O Hadoop pode ser a solução!</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Referências</text:p>
          </draw:text-box>
        </draw:frame>
        <draw:frame presentation:style-name="pr5" draw:layer="layout" svg:width="25.199cm" svg:height="12.179cm" svg:x="1.4cm" svg:y="4.914cm" presentation:class="outline" presentation:user-transformed="true">
          <draw:text-box>
            <text:list text:style-name="L2">
              <text:list-item>
                <text:p><text:span text:style-name="T2">https://cognitiveclass.ai/</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5T18:45:33.615350161</meta:creation-date>
    <meta:generator>LibreOffice/5.2.2.2$Linux_X86_64 LibreOffice_project/20m0$Build-2</meta:generator>
    <dc:date>2017-06-10T10:48:52.930640763</dc:date>
    <meta:editing-duration>PT1H51M45S</meta:editing-duration>
    <meta:editing-cycles>14</meta:editing-cycles>
    <meta:document-statistic meta:object-count="41"/>
  </office:meta>
</office:document-meta>
</file>